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fi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ime (in s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94" calcext:value-type="float">
            <text:p>1,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92" calcext:value-type="float">
            <text:p>4,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5.31" calcext:value-type="float">
            <text:p>45,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5.33" calcext:value-type="float">
            <text:p>45,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5.6" calcext:value-type="float">
            <text:p>45,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5.46" calcext:value-type="float">
            <text:p>45,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4:03:35.410887342</meta:creation-date>
    <dc:date>2025-01-25T15:16:22.748756958</dc:date>
    <meta:editing-duration>PT1H2M35S</meta:editing-duration>
    <meta:editing-cycles>1</meta:editing-cycles>
    <meta:document-statistic meta:table-count="1" meta:cell-count="33" meta:object-count="0"/>
    <meta:generator>LibreOffice/7.3.7.2$Linux_X86_64 LibreOffice_project/30$Build-2</meta:generator>
  </office:meta>
</office:document-meta>
</file>